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3" draw:id="id3" draw:layer="layout" svg:width="4.9cm" svg:height="1.1cm" svg:x="11.8cm" svg:y="4.1cm">
          <text:p text:style-name="P1">Init UI-Mana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9cm" svg:height="1.1cm" svg:x="19.3cm" svg:y="4.3cm">
          <text:p text:style-name="P1">Init Calcul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9cm" svg:height="1.1cm" svg:x="11.8cm" svg:y="1.2cm">
          <text:p text:style-name="P1">CheckVe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6.5cm" svg:height="3.7cm" svg:x="6.4cm" svg:y="8.7cm">
          <text:p text:style-name="P1">Init Interface</text:p>
          <text:p text:style-name="P1">Init OpenGl</text:p>
          <text:p text:style-name="P1">Init Activate Window</text:p>
          <text:p text:style-name="P1">Init LogWindow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9cm" svg:height="1.1cm" svg:x="17.6cm" svg:y="9.8cm">
          <text:p text:style-name="P1">Init DataHandl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21.75cm" svg:y1="5.4cm" svg:x2="20.05cm" svg:y2="9.8cm" draw:start-shape="id1" draw:start-glue-point="2" draw:end-shape="id2" draw:end-glue-point="0" svg:d="m21750 5400v501l-1700 3398v501">
          <text:p/>
        </draw:connector>
        <draw:connector draw:style-name="gr2" draw:text-style-name="P1" draw:layer="layout" draw:type="lines" svg:x1="14.25cm" svg:y1="5.2cm" svg:x2="20.05cm" svg:y2="9.8cm" draw:start-shape="id3" draw:start-glue-point="2" draw:end-shape="id2" draw:end-glue-point="0" svg:d="m14250 5200v501l5800 3598v501">
          <text:p/>
        </draw:connector>
        <draw:connector draw:style-name="gr2" draw:text-style-name="P1" draw:layer="layout" draw:type="lines" svg:x1="9.65cm" svg:y1="12.4cm" svg:x2="14.95cm" svg:y2="16.1cm" draw:start-shape="id4" draw:start-glue-point="2" draw:end-shape="id5" draw:end-glue-point="0" svg:d="m9650 12400v501l5300 2698v501">
          <text:p/>
        </draw:connector>
        <draw:custom-shape draw:style-name="gr1" draw:text-style-name="P1" xml:id="id5" draw:id="id5" draw:layer="layout" svg:width="6.9cm" svg:height="1.9cm" svg:x="11.5cm" svg:y="16.1cm">
          <text:p text:style-name="P1">Open ActivateWindow</text:p>
          <text:p text:style-name="P1">Open Interfa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20.05cm" svg:y1="10.9cm" svg:x2="14.95cm" svg:y2="16.1cm" draw:start-shape="id2" draw:start-glue-point="2" draw:end-shape="id5" draw:end-glue-point="0" svg:d="m20050 10900v501l-5100 4198v501">
          <text:p/>
        </draw:connector>
        <draw:connector draw:style-name="gr2" draw:text-style-name="P1" draw:layer="layout" draw:type="lines" svg:x1="14.25cm" svg:y1="2.3cm" svg:x2="14.25cm" svg:y2="4.1cm" draw:start-shape="id6" draw:start-glue-point="2" draw:end-shape="id3" draw:end-glue-point="0" svg:d="m14250 2300v501 798 501">
          <text:p/>
        </draw:connector>
        <draw:connector draw:style-name="gr2" draw:text-style-name="P1" draw:layer="layout" draw:type="lines" svg:x1="14.25cm" svg:y1="2.3cm" svg:x2="21.75cm" svg:y2="4.3cm" draw:start-shape="id6" draw:start-glue-point="2" draw:end-shape="id1" draw:end-glue-point="0" svg:d="m14250 2300v501l7500 998v501">
          <text:p/>
        </draw:connector>
        <draw:connector draw:style-name="gr2" draw:text-style-name="P1" draw:layer="layout" draw:type="lines" svg:x1="14.25cm" svg:y1="2.3cm" svg:x2="7.05cm" svg:y2="4.1cm" draw:start-shape="id6" draw:start-glue-point="2" draw:end-shape="id7" draw:end-glue-point="0" svg:d="m14250 2300v501l-7200 798v501">
          <text:p/>
        </draw:connector>
        <draw:custom-shape draw:style-name="gr1" draw:text-style-name="P1" xml:id="id7" draw:id="id7" draw:layer="layout" svg:width="5.5cm" svg:height="1.2cm" svg:x="4.3cm" svg:y="4.1cm">
          <text:p text:style-name="P1">Check Activa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7.05cm" svg:y1="5.3cm" svg:x2="9.65cm" svg:y2="8.7cm" draw:start-shape="id7" draw:start-glue-point="2" draw:end-shape="id4" draw:end-glue-point="0" svg:d="m7050 5300v501l2600 2398v501">
          <text:p/>
        </draw:connector>
        <draw:connector draw:style-name="gr2" draw:text-style-name="P1" draw:layer="layout" draw:type="lines" svg:x1="14.25cm" svg:y1="5.2cm" svg:x2="9.65cm" svg:y2="8.7cm" draw:start-shape="id3" draw:start-glue-point="2" draw:end-shape="id4" draw:end-glue-point="0" svg:d="m14250 5200v501l-4600 2498v501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19T17:42:54.07</meta:creation-date>
    <dc:date>2012-03-08T17:16:13.72</dc:date>
    <meta:editing-duration>P1DT5H14M47S</meta:editing-duration>
    <meta:editing-cycles>14</meta:editing-cycles>
    <meta:generator>LibreOffice/3.4$Win32 LibreOffice_project/340m1$Build-402</meta:generator>
    <meta:document-statistic meta:object-count="16"/>
  </office:meta>
</office:document-meta>
</file>